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ExtJs DOM event handl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n't use plain DOM when using ExtJ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Plain DOM objects have incompatibilities between browsers.</text:p>
              </text:list-item>
              <text:list-item>
                <text:p>Event handling is different between old IE and all other browsers.</text:p>
              </text:list-item>
              <text:list-item>
                <text:p>The event object itself has different properties in IE and other brows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Ext.Element</text:span>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Encapsulates a DOM element.</text:p>
              </text:list-item>
              <text:list-item>
                <text:p>Adding simple DOM manipulation facilities.</text:p>
              </text:list-item>
              <text:list-item>
                <text:p><text:span text:style-name="T2">Normalizing for browser differences.</text:span></text:p>
              </text:list-item>
              <text:list-item>
                <text:p><text:span text:style-name="T3">More object oriented than the browsers DOM element (you can extend and override it).</text:span></text:p>
              </text:list-item>
              <text:list-item>
                <text:p><text:span text:style-name="T3">You want to use this on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oing things with <text:span text:style-name="T1">Ext.Element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1">Ext.Element</text:span> has 174 (!!!) methods (as of ExtJs 4.1). So you can do lots and lots of things with it.</text:p>
              </text:list-item>
              <text:list-item>
                <text:p>Change colors, sizes, reposition, animate, resize, add styles, remove styles, <text:s/>scroll, enable/disable and a lot more.</text:p>
              </text:list-item>
              <text:list-item>
                <text:p>And all of these methods are browser portab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etting a reference to a DOM element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Give an id to a DOM element in your HTML:</text:p>
                <text:p><text:span text:style-name="T1">&lt;div id="test_node"&gt;&lt;/div&gt;</text:span></text:p>
              </text:list-item>
              <text:list-item>
                <text:p>Now get it via <text:span text:style-name="T1">Ext.get:</text:span></text:p>
                <text:p><text:span text:style-name="T1">var el = Ext.get('test_node');</text:span></text:p>
              </text:list-item>
              <text:list-item>
                <text:p><text:span text:style-name="T4">Note: This is </text:span><text:span text:style-name="T1">Ext.get</text:span><text:span text:style-name="T4"> which is used for DOM nodes and not </text:span><text:span text:style-name="T1">Ext.getCmp</text:span><text:span text:style-name="T4"> which is used for widgets/components.</text:span></text:p>
              </text:list-item>
              <text:list-item>
                <text:p><text:span text:style-name="T4">See example (</text:span><text:span text:style-name="T1">dom_get.html</text:span><text:span text:style-name="T4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reating a DOM elemen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n order to help you create elements a helper class called Ext.DomHelper exists.</text:p>
              </text:list-item>
              <text:list-item>
                <text:p>It creates elements in a browser portable manner.</text:p>
              </text:list-item>
              <text:list-item>
                <text:p>It also knows how to create DOM trees from HTML fragments.</text:p>
              </text:list-item>
              <text:list-item>
                <text:p>And even has support for templates so that you could easily control large fragments that you are creating.</text:p>
              </text:list-item>
              <text:list-item>
                <text:p>See separate presentatio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andling DOM events in <text:span text:style-name="T1">Ext.Element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.Element is an ExtJs component and so has ExtJs style event handling.</text:p>
              </text:list-item>
              <text:list-item>
                <text:p>For instance, to register on a click event:</text:p>
                <text:p><text:span text:style-name="T1">el.on( <text:s text:c="3"/>'click' <text:s text:c="7"/>, function(e, t, eOpts){</text:span></text:p>
                <text:list>
                  <text:list-item>
                    <text:list>
                      <text:list-header>
                        <text:p><text:span text:style-name="T1">// handling event here</text:span></text:p>
                      </text:list-header>
                    </text:list>
                  </text:list-item>
                </text:list>
                <text:p><text:span text:style-name="T1">})</text:span></text:p>
              </text:list-item>
              <text:list-item>
                <text:p><text:span text:style-name="T4">See example (</text:span><text:span text:style-name="T1">dom_get.html</text:span><text:span text:style-name="T4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Ext.EventManage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s a singleton pattern that registers all handlers that want to receive DOM events in a browser portable way.</text:p>
              </text:list-item>
              <text:list-item>
                <text:p>You could register/deregister on DOM events directly though this class.</text:p>
              </text:list-item>
              <text:list-item>
                <text:p>Example:</text:p>
                <text:p><text:span text:style-name="T1">Ext.EventManager.on("myDiv", 'click', handleClick);</text:span></text:p>
                <text:p><text:span text:style-name="T1">Ext.EventManager.addListener("myDiv", 'click', handleClick);</text:span></text:p>
              </text:list-item>
              <text:list-item>
                <text:p><text:span text:style-name="T4">See example (</text:span><text:span text:style-name="T1">dom_get.html</text:span><text:span text:style-name="T4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Ext.EventObject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first parameter you get when handling DOM events is of type <text:span text:style-name="T1">Ext.EventObject</text:span>.</text:p>
              </text:list-item>
              <text:list-item>
                <text:p>It is also a wrapper object normalizing the event object which is incompatible between browsers.</text:p>
              </text:list-item>
              <text:list-item>
                <text:p>To help in controlling the handling of the event it has browser normalized <text:span text:style-name="T1">preventDefault</text:span>, <text:span text:style-name="T1">stopEvent</text:span> and <text:span text:style-name="T1">stopPropagation</text:span> metho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ther interesting Ext.EventObject methods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1">getKey</text:span>: browser normalized key that was used to generate the event.</text:p>
              </text:list-item>
              <text:list-item>
                <text:p><text:span text:style-name="T1">getPoint</text:span>: return the point where the event happened.</text:p>
              </text:list-item>
              <text:list-item>
                <text:p><text:span text:style-name="T1">injectEvent</text:span>: create a “fake” DOM event with this object on a different target.</text:p>
              </text:list-item>
              <text:list-item>
                <text:p><text:span text:style-name="T1">getTarget</text:span>: get the DOM element (not wrapper!) where the event happen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8T05:19:39</meta:creation-date>
    <meta:editing-duration>PT39M15S</meta:editing-duration>
    <meta:editing-cycles>11</meta:editing-cycles>
    <dc:date>2012-05-18T06:03:26</dc:date>
    <meta:generator>LibreOffice/3.5$Linux_x86 LibreOffice_project/350m1$Build-2</meta:generator>
    <meta:document-statistic meta:object-count="60"/>
  </office:meta>
</office:document-meta>
</file>